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40383058" text:style-name="L1">
        <text:list-item>
          <text:p text:style-name="P1">Software inspection</text:p>
          <text:list>
            <text:list-item>
              <text:p text:style-name="P1">Human part of overall software quality efforts (Iisakka &amp; Tervonen, 2001)</text:p>
              <text:list>
                <text:list-item>
                  <text:p text:style-name="P1">Testing: computers, inspection: humans</text:p>
                  <text:list>
                    <text:list-item>
                      <text:p text:style-name="P1">Inspection and testing are complimentary (Fagan, 1976)</text:p>
                      <text:list>
                        <text:list-item>
                          <text:p text:style-name="P1">Inspections: module interface errors, excessive complexity, unneeded functionality, badly structured code. Testing: performance problems, usability problems (Wiegers, 1995)</text:p>
                        </text:list-item>
                      </text:list>
                    </text:list-item>
                    <text:list-item>
                      <text:p text:style-name="P1">Nature of the program and the defects in the code impacts the effectiveness of various techniques: review, functional testing, static analysis (Wood et al, 1997)</text:p>
                      <text:list>
                        <text:list-item>
                          <text:p text:style-name="P1">Should combine techniques</text:p>
                        </text:list-item>
                      </text:list>
                    </text:list-item>
                  </text:list>
                </text:list-item>
              </text:list>
            </text:list-item>
            <text:list-item>
              <text:p text:style-name="P1">Origin: Fagan (1976) at IBM</text:p>
              <text:list>
                <text:list-item>
                  <text:p text:style-name="P1">“Inspections are a <text:span text:style-name="T1">formal</text:span><text:span text:style-name="T2">, </text:span><text:span text:style-name="T1">efficient</text:span><text:span text:style-name="T2">, and </text:span><text:span text:style-name="T1">economical </text:span><text:span text:style-name="T2">method of finding errors in design and code (Fagan, 1976, 189)”</text:span></text:p>
                </text:list-item>
                <text:list-item>
                  <text:p text:style-name="P1">Highly structured</text:p>
                  <text:list>
                    <text:list-item>
                      <text:p text:style-name="P1">“In the programming development process, explicit requirement statements are necessary as input (<text:span text:style-name="T2">Fagan, 1976, </text:span>184)”</text:p>
                    </text:list-item>
                    <text:list-item>
                      <text:p text:style-name="P1">Comparison of results across systems/application programming projects</text:p>
                    </text:list-item>
                  </text:list>
                </text:list-item>
              </text:list>
            </text:list-item>
            <text:list-item>
              <text:p text:style-name="P1">Growth and expansion</text:p>
              <text:list>
                <text:list-item>
                  <text:p text:style-name="P1">Expansion to inspect any of the eight attributes that describe software quality (Fagan, 1986):</text:p>
                  <text:list>
                    <text:list-item>
                      <text:p text:style-name="P1">Code quality</text:p>
                    </text:list-item>
                    <text:list-item>
                      <text:p text:style-name="P1">Freedom from defects in use (bugs)</text:p>
                    </text:list-item>
                    <text:list-item>
                      <text:p text:style-name="P1">Usability (Nielsen, 1994)</text:p>
                    </text:list-item>
                    <text:list-item>
                      <text:p text:style-name="P1">Ease of installation</text:p>
                    </text:list-item>
                    <text:list-item>
                      <text:p text:style-name="P1">Documentation</text:p>
                    </text:list-item>
                    <text:list-item>
                      <text:p text:style-name="P1">Portability</text:p>
                    </text:list-item>
                    <text:list-item>
                      <text:p text:style-name="P1">Maintainability and extensibility</text:p>
                    </text:list-item>
                    <text:list-item>
                      <text:p text:style-name="P1">Fitness for use—meets user's needs</text:p>
                    </text:list-item>
                    <text:list-item>
                      <text:p text:style-name="P1">Estimation (Biffl, 2000)</text:p>
                      <text:list>
                        <text:list-item>
                          <text:p text:style-name="P1">Accurate individual inspections led to most reliable defect estimates</text:p>
                        </text:list-item>
                      </text:list>
                    </text:list-item>
                  </text:list>
                </text:list-item>
                <text:list-item>
                  <text:p text:style-name="P1">Widespread adoption, but companies do not use reviews to their full potential (Rombach et al., 2008)</text:p>
                  <text:list>
                    <text:list-item>
                      <text:p text:style-name="P1">Part of a larger project to investigate the impact of software engineering research on practice</text:p>
                    </text:list-item>
                    <text:list-item>
                      <text:p text:style-name="P1">Reviews are not done in all development stages: 30% of surveyed companies did code reviews</text:p>
                    </text:list-item>
                    <text:list-item>
                      <text:p text:style-name="P1">Case studies of successful software engineering organizations</text:p>
                      <text:list>
                        <text:list-item>
                          <text:p text:style-name="P1">Mandated some form of inspection</text:p>
                        </text:list-item>
                        <text:list-item>
                          <text:p text:style-name="P1">Used well-defined inspection techniques</text:p>
                        </text:list-item>
                        <text:list-item>
                          <text:p text:style-name="P1">Had an internal inspection champion</text:p>
                        </text:list-item>
                        <text:list-item>
                          <text:p text:style-name="P1">Trained developers in inspection</text:p>
                        </text:list-item>
                      </text:list>
                    </text:list-item>
                  </text:list>
                </text:list-item>
              </text:list>
            </text:list-item>
            <text:list-item>
              <text:p text:style-name="P1">Value</text:p>
              <text:list>
                <text:list-item>
                  <text:p text:style-name="P1">Industry: quality and productivity</text:p>
                  <text:list>
                    <text:list-item>
                      <text:p text:style-name="P1">Measuring software quality is a hard problem: function of developer ability, technology used for the solution (e. g. programming language; C v. C++), requirements quality, design quality, code quality (Kemerer &amp; Paulk, 2009)</text:p>
                    </text:list-item>
                    <text:list-item>
                      <text:p text:style-name="P1">Remove defects</text:p>
                      <text:list>
                        <text:list-item>
                          <text:p text:style-name="P1"><text:soft-page-break/>Defect is an unsatisfied requirement (Fagan, 1986)</text:p>
                        </text:list-item>
                        <text:list-item>
                          <text:p text:style-name="P1">May find 60 to 90% of all defects (Tyran &amp; George, 2002; Fagan, 1986)</text:p>
                        </text:list-item>
                        <text:list-item>
                          <text:p text:style-name="P1">38% fewer errors (Fagan, 1976)</text:p>
                        </text:list-item>
                      </text:list>
                    </text:list-item>
                    <text:list-item>
                      <text:p text:style-name="P1">Reduce costs by finding defects early in the process</text:p>
                      <text:list>
                        <text:list-item>
                          <text:p text:style-name="P1">25% saving in programmer resources (Fagan, 1976)</text:p>
                        </text:list-item>
                        <text:list-item>
                          <text:p text:style-name="P1">JPL estimates $25,00 savings per inspection (Tyran &amp; George, 2002)</text:p>
                        </text:list-item>
                      </text:list>
                    </text:list-item>
                    <text:list-item>
                      <text:p text:style-name="P1">Increased programmer productivity (Fagan, 1976)</text:p>
                      <text:list>
                        <text:list-item>
                          <text:p text:style-name="P1">23% increase in coding productivity</text:p>
                        </text:list-item>
                        <text:list-item>
                          <text:p text:style-name="P1">“Feed-forward” (Fagan, 1986, 748)--prepare future stages for possible defects</text:p>
                        </text:list-item>
                      </text:list>
                    </text:list-item>
                    <text:list-item>
                      <text:p text:style-name="P1">Educational for participants (Tyran &amp; George, 2002)</text:p>
                      <text:list>
                        <text:list-item>
                          <text:p text:style-name="P1">Reveals alternative solutions to problems a reviewer has solved in other ways (Trytten, 2005)</text:p>
                        </text:list-item>
                        <text:list-item>
                          <text:p text:style-name="P1">Participants learn about different products (Fagan, 1976)</text:p>
                        </text:list-item>
                      </text:list>
                    </text:list-item>
                    <text:list-item>
                      <text:p text:style-name="P1">Make code easier to understand and change—more recent</text:p>
                      <text:list>
                        <text:list-item>
                          <text:p text:style-name="P1">Tools and languages eliminate entire classes of bugs: diminishes ROI on inspections by reducing the number of defects to find (Siy &amp; Votta, 2001)</text:p>
                        </text:list-item>
                        <text:list-item>
                          <text:p text:style-name="P1">Defect taxonomy (Mäntylä &amp; Lassenius, 2009)</text:p>
                          <text:list>
                            <text:list-item>
                              <text:p text:style-name="P1">Functional defect—may cause the code to fail</text:p>
                            </text:list-item>
                            <text:list-item>
                              <text:p text:style-name="P1">Evolvability defect—makes the code less compliant with standards, more error-prone, or harder to understand and change</text:p>
                            </text:list-item>
                          </text:list>
                        </text:list-item>
                        <text:list-item>
                          <text:p text:style-name="P1">Majority of defects found in inspections are evolvability (Siy &amp; Votta, 2001; Mäntylä &amp; Lassenius, 2009)</text:p>
                        </text:list-item>
                        <text:list-item>
                          <text:p text:style-name="P1">Change in basic framework for evaluating value—from immediate cost savings to future cost savings thanks to better maintainability and evolvability (Siy &amp; Votta, 2001)</text:p>
                          <text:list>
                            <text:list-item>
                              <text:p text:style-name="P1">Refactoring: changing structure without changing observable behavior (Mäntylä &amp; Lassenius, 2006)</text:p>
                              <text:list>
                                <text:list-item>
                                  <text:p text:style-name="P1">Some are automatically detectable; most are not (Mäntylä &amp; Lassenius, 2009)</text:p>
                                </text:list-item>
                              </text:list>
                            </text:list-item>
                            <text:list-item>
                              <text:p text:style-name="P1">Clean code</text:p>
                            </text:list-item>
                          </text:list>
                        </text:list-item>
                        <text:list-item>
                          <text:p text:style-name="P1">Evolvability defects may be more important for software companies—ongoing maintenance of the code base (Mäntylä &amp; Lassenius, 2009)</text:p>
                        </text:list-item>
                      </text:list>
                    </text:list-item>
                  </text:list>
                </text:list-item>
                <text:list-item>
                  <text:p text:style-name="P1">Academia</text:p>
                  <text:list>
                    <text:list-item>
                      <text:p text:style-name="P1">Improved learning outcomes in an introductory programming class (Reily, Finnerty, &amp; Terveen, 2009)</text:p>
                      <text:list>
                        <text:list-item>
                          <text:p text:style-name="P1">Based on distributed review such as Wikipedia, open source software, and news portals like Digg and Slashdot</text:p>
                        </text:list-item>
                        <text:list-item>
                          <text:p text:style-name="P1">Students who reviewed other students' programming assignments received significantly higher grades</text:p>
                          <text:list>
                            <text:list-item>
                              <text:p text:style-name="P1">Also reported by (Hundhausen, Agrawal, &amp; Ryan, 2010)</text:p>
                            </text:list-item>
                          </text:list>
                        </text:list-item>
                      </text:list>
                    </text:list-item>
                    <text:list-item>
                      <text:p text:style-name="P1">Teach complex concepts (Turner et al., 2008)</text:p>
                      <text:list>
                        <text:list-item>
                          <text:p text:style-name="P1">Cooperative and active learning (Wang et al., 2008)</text:p>
                        </text:list-item>
                        <text:list-item>
                          <text:p text:style-name="P1">Reading and reviewing code requires complex abstract thought—evaluation is one of the highest level skills in Bloom's taxonomy of learning</text:p>
                        </text:list-item>
                        <text:list-item>
                          <text:p text:style-name="P1">Open-ended problems with more than one right answer</text:p>
                        </text:list-item>
                        <text:list-item>
                          <text:p text:style-name="P1">Uncovered misunderstandings related to object-oriented concepts</text:p>
                        </text:list-item>
                      </text:list>
                    </text:list-item>
                    <text:list-item>
                      <text:p text:style-name="P1"><text:soft-page-break/>Builds teamwork skills &amp; industrial experience (Trytten, 2005)</text:p>
                      <text:list>
                        <text:list-item>
                          <text:p text:style-name="P1">Pedagogical code review (Hundhausen et al., 2009)</text:p>
                          <text:list>
                            <text:list-item>
                              <text:p text:style-name="P1">Adaptation of industrial code review for use in lower-division computer science</text:p>
                            </text:list-item>
                            <text:list-item>
                              <text:p text:style-name="P1">Studio-based approach—engages students in teamwork</text:p>
                            </text:list-item>
                            <text:list-item>
                              <text:p text:style-name="P1">Students review each others' code</text:p>
                            </text:list-item>
                          </text:list>
                        </text:list-item>
                      </text:list>
                    </text:list-item>
                  </text:list>
                </text:list-item>
              </text:list>
            </text:list-item>
            <text:list-item>
              <text:p text:style-name="P1">Drawbacks</text:p>
              <text:list>
                <text:list-item>
                  <text:p text:style-name="P1">Transaction costs: Money, time, and motivation lost due to scheduling requirements (Tyran &amp; George, 2002; Iisakka &amp; Tervonen, 2001; Trytten, 2005)</text:p>
                </text:list-item>
                <text:list-item>
                  <text:p text:style-name="P1">Problems common to small group interaction</text:p>
                  <text:list>
                    <text:list-item>
                      <text:p text:style-name="P1">Group does not imply team (Trytten, 2005)</text:p>
                    </text:list-item>
                    <text:list-item>
                      <text:p text:style-name="P1">Dominant behavior, sidetracking, information overload, forgetting or neglecting to raise an idea (Tyran &amp; George, 2002)</text:p>
                    </text:list-item>
                    <text:list-item>
                      <text:p text:style-name="P1">Social loafing (people work less diligently when in a group): Unprepared reviewers frustrate authors (Trytten, 2005; Iisakka &amp; Tervonen, 2001)</text:p>
                    </text:list-item>
                  </text:list>
                </text:list-item>
                <text:list-item>
                  <text:p text:style-name="P1">Asynchronous inspections leave reviewers lacking feedback (Iisakka &amp; Tervonen, 2001)</text:p>
                </text:list-item>
                <text:list-item>
                  <text:p text:style-name="P1">Author may feel ownership over code (Iisakka &amp; Tervonen, 2001)</text:p>
                </text:list-item>
                <text:list-item>
                  <text:p text:style-name="P1">Power imbalance between reviewers → author—inherent with criticism (Iisakka &amp; Tervonen, 2001)</text:p>
                </text:list-item>
              </text:list>
            </text:list-item>
            <text:list-item>
              <text:p text:style-name="P1">Process</text:p>
              <text:list>
                <text:list-item>
                  <text:p text:style-name="P1">Timing</text:p>
                  <text:list>
                    <text:list-item>
                      <text:p text:style-name="P1">Throughout life cycle (Laitenberger &amp; DeBaud, 2001)</text:p>
                    </text:list-item>
                    <text:list-item>
                      <text:p text:style-name="P1">Optimal timing not yet known (Kemerer &amp; Paulk, 2009)</text:p>
                    </text:list-item>
                  </text:list>
                </text:list-item>
                <text:list-item>
                  <text:p text:style-name="P1">Structure</text:p>
                  <text:list>
                    <text:list-item>
                      <text:p text:style-name="P1">Six stages (Fagan, 1976; Fagan, 1986; Tyran &amp; George, 2002)</text:p>
                      <text:list>
                        <text:list-item>
                          <text:p text:style-name="P1">Planning</text:p>
                          <text:list>
                            <text:list-item>
                              <text:p text:style-name="P1">Collect materials, ensure they are ready to inspect</text:p>
                              <text:list>
                                <text:list-item>
                                  <text:p text:style-name="P1">More code in a review yields more defects found (common sense...) (Porter, Siy, Mockus &amp; Votta, 1998)</text:p>
                                </text:list-item>
                                <text:list-item>
                                  <text:p text:style-name="P1">Some functional types of code may be more likely to contain more defects than others (e. g., parser v. symbol table in a compiler) (Porter, Siy, Mockus &amp; Votta, 1998)</text:p>
                                </text:list-item>
                              </text:list>
                            </text:list-item>
                            <text:list-item>
                              <text:p text:style-name="P1">Determine participants</text:p>
                            </text:list-item>
                            <text:list-item>
                              <text:p text:style-name="P1">Determine location &amp; time</text:p>
                            </text:list-item>
                          </text:list>
                        </text:list-item>
                        <text:list-item>
                          <text:p text:style-name="P1">Overview</text:p>
                          <text:list>
                            <text:list-item>
                              <text:p text:style-name="P1">Educate participants about what should be inspected</text:p>
                            </text:list-item>
                            <text:list-item>
                              <text:p text:style-name="P1">Assign roles</text:p>
                            </text:list-item>
                          </text:list>
                        </text:list-item>
                        <text:list-item>
                          <text:p text:style-name="P1">Preparation</text:p>
                          <text:list>
                            <text:list-item>
                              <text:p text:style-name="P1">Participants learn the material</text:p>
                            </text:list-item>
                          </text:list>
                        </text:list-item>
                        <text:list-item>
                          <text:p text:style-name="P1">Inspection</text:p>
                          <text:list>
                            <text:list-item>
                              <text:p text:style-name="P1">Find defects; avoid solutions</text:p>
                            </text:list-item>
                            <text:list-item>
                              <text:p text:style-name="P1">Classify defects by type and severity</text:p>
                            </text:list-item>
                          </text:list>
                        </text:list-item>
                        <text:list-item>
                          <text:p text:style-name="P1">Rework</text:p>
                          <text:list>
                            <text:list-item>
                              <text:p text:style-name="P1">Assess and fix defects</text:p>
                            </text:list-item>
                          </text:list>
                        </text:list-item>
                        <text:list-item>
                          <text:p text:style-name="P1">Follow up</text:p>
                          <text:list>
                            <text:list-item>
                              <text:p text:style-name="P1">Verify fixes</text:p>
                            </text:list-item>
                          </text:list>
                        </text:list-item>
                      </text:list>
                    </text:list-item>
                    <text:list-item>
                      <text:p text:style-name="P1"><text:soft-page-break/>Generally: three stages (Porter, Siy, Mockus &amp; Votta, 1998)</text:p>
                      <text:list>
                        <text:list-item>
                          <text:p text:style-name="P1">Preparation</text:p>
                        </text:list-item>
                        <text:list-item>
                          <text:p text:style-name="P1">Collection</text:p>
                        </text:list-item>
                        <text:list-item>
                          <text:p text:style-name="P1">Repair</text:p>
                        </text:list-item>
                      </text:list>
                    </text:list-item>
                    <text:list-item>
                      <text:p text:style-name="P1">Asynchronous (no meetings) are at least as effective as synchronous (meetings)</text:p>
                      <text:list>
                        <text:list-item>
                          <text:p text:style-name="P1">Contradicts early guidelines and common wisdom (Votta, 1993; Fagan, 1976)</text:p>
                        </text:list-item>
                        <text:list-item>
                          <text:p text:style-name="P1">Time cost due to scheduling is greater than benefit of small increase in additional defects found and fewer false positives (Votta, 1993)</text:p>
                          <text:list>
                            <text:list-item>
                              <text:p text:style-name="P1">Alternative: smaller meetings (author, reviewer, moderator or author, reviewer)</text:p>
                            </text:list-item>
                          </text:list>
                        </text:list-item>
                        <text:list-item>
                          <text:p text:style-name="P1">Ameliorates schedule bottlenecks (Perpich et al, 1997)</text:p>
                          <text:list>
                            <text:list-item>
                              <text:p text:style-name="P1">Bottlenecks worse in large teams</text:p>
                            </text:list-item>
                            <text:list-item>
                              <text:p text:style-name="P1">Bottlenecks worse when geographical and temporal distance increases</text:p>
                              <text:list>
                                <text:list-item>
                                  <text:p text:style-name="P1">Time differences between teams rules out synchronous</text:p>
                                </text:list-item>
                              </text:list>
                            </text:list-item>
                          </text:list>
                        </text:list-item>
                        <text:list-item>
                          <text:p text:style-name="P1">Individual vs. group inspection (Kelly &amp; Shepard, 2003)</text:p>
                          <text:list>
                            <text:list-item>
                              <text:p text:style-name="P1">Minimally significant gains from meetings, but the new findings were classified as easy to identify defects</text:p>
                            </text:list-item>
                            <text:list-item>
                              <text:p text:style-name="P1">Author alone reviewing findings may be as effective as a meeting</text:p>
                            </text:list-item>
                            <text:list-item>
                              <text:p text:style-name="P1">Defect discrimination (sorting out false positives) may be the main contribution of a group meeting (Sauer et al., 2000)</text:p>
                            </text:list-item>
                          </text:list>
                        </text:list-item>
                        <text:list-item>
                          <text:p text:style-name="P1">Critical factor is that asynchronous make no disruption to existing workflow (Perpich et <text:s text:c="2"/>al, 1997)</text:p>
                        </text:list-item>
                      </text:list>
                    </text:list-item>
                    <text:list-item>
                      <text:p text:style-name="P1">Changes in structure do not impact effectiveness (defect detection) (Porter, Siy, Mockus &amp; Votta, 1998)</text:p>
                      <text:list>
                        <text:list-item>
                          <text:p text:style-name="P1">Single-session inspections with small teams are most efficient</text:p>
                        </text:list-item>
                        <text:list-item>
                          <text:p text:style-name="P1">Review → repair → review significantly increased time taken (less efficient)</text:p>
                        </text:list-item>
                        <text:list-item>
                          <text:p text:style-name="P1">Improving defect detections techniques is more valuable</text:p>
                        </text:list-item>
                      </text:list>
                    </text:list-item>
                  </text:list>
                </text:list-item>
                <text:list-item>
                  <text:p text:style-name="P1">Roles</text:p>
                  <text:list>
                    <text:list-item>
                      <text:p text:style-name="P1">Common roles</text:p>
                      <text:list>
                        <text:list-item>
                          <text:p text:style-name="P1">Author</text:p>
                        </text:list-item>
                        <text:list-item>
                          <text:p text:style-name="P1">Moderator</text:p>
                          <text:list>
                            <text:list-item>
                              <text:p text:style-name="P1">Most critical role according to Fagan (1986)</text:p>
                            </text:list-item>
                            <text:list-item>
                              <text:p text:style-name="P1">Player-coach (Fagan, 1986)</text:p>
                            </text:list-item>
                            <text:list-item>
                              <text:p text:style-name="P1">As objective as possible </text:p>
                            </text:list-item>
                          </text:list>
                        </text:list-item>
                        <text:list-item>
                          <text:p text:style-name="P1">Reviewers</text:p>
                          <text:list>
                            <text:list-item>
                              <text:p text:style-name="P1">Have a strong influence on inspection effectiveness (Porter, Siy, Mockus &amp; Votta, 1998)</text:p>
                              <text:list>
                                <text:list-item>
                                  <text:p text:style-name="P1">Training—have to teach programmers to identify and categorize errors (Fagan, 1976)</text:p>
                                </text:list-item>
                                <text:list-item>
                                  <text:p text:style-name="P1">Identification of good reviewers</text:p>
                                </text:list-item>
                                <text:list-item>
                                  <text:p text:style-name="P1">Certain types of error (wrong solution used) only found with experience (Mäntylä &amp; Lassenius, 2009)</text:p>
                                </text:list-item>
                              </text:list>
                            </text:list-item>
                          </text:list>
                        </text:list-item>
                      </text:list>
                    </text:list-item>
                    <text:list-item>
                      <text:p text:style-name="P1">Less common roles</text:p>
                      <text:list>
                        <text:list-item>
                          <text:p text:style-name="P1">Tester (Fagan, 1976)</text:p>
                        </text:list-item>
                        <text:list-item>
                          <text:p text:style-name="P1">Designer (Fagan, 1976)</text:p>
                        </text:list-item>
                        <text:list-item>
                          <text:p text:style-name="P1">Producer (Stein et al, 1997)</text:p>
                          <text:list>
                            <text:list-item>
                              <text:p text:style-name="P1">Combines individual defects into a single collection, removing duplicates</text:p>
                            </text:list-item>
                          </text:list>
                        </text:list-item>
                        <text:list-item>
                          <text:p text:style-name="P1"><text:soft-page-break/>Recorder (Wiegers, 1995)</text:p>
                          <text:list>
                            <text:list-item>
                              <text:p text:style-name="P1">Could be the moderator on small teams</text:p>
                            </text:list-item>
                          </text:list>
                        </text:list-item>
                      </text:list>
                    </text:list-item>
                    <text:list-item>
                      <text:p text:style-name="P1">Group performance in reviews (Sauer et al, 2000)</text:p>
                      <text:list>
                        <text:list-item>
                          <text:p text:style-name="P1">Individual expertise is the most important factor in review effectiveness (echoing Porter, Siy, Mockus, &amp; Votta, 1998)</text:p>
                        </text:list-item>
                        <text:list-item>
                          <text:p text:style-name="P1">Behavioral theory of group performance</text:p>
                          <text:list>
                            <text:list-item>
                              <text:p text:style-name="P1">Two stage task model, in this study focused on defect detection</text:p>
                              <text:list>
                                <text:list-item>
                                  <text:p text:style-name="P1">Individual stage: individual judgment on multiple sub-problems (preparation)</text:p>
                                </text:list-item>
                                <text:list-item>
                                  <text:p text:style-name="P1">Group stage: group judgment on each sub-problem (collection)</text:p>
                                </text:list-item>
                              </text:list>
                            </text:list-item>
                            <text:list-item>
                              <text:p text:style-name="P1">Group performance is dominated by the available task expertise (see also Porter, Siy, Mockus &amp; Votta, 1998; Mäntylä &amp; Lassenius, 2009)</text:p>
                            </text:list-item>
                            <text:list-item>
                              <text:p text:style-name="P1">Plurality effects: when a majority agrees on a solution, it is adopted</text:p>
                              <text:list>
                                <text:list-item>
                                  <text:p text:style-name="P1">Without a majority, agreement from two members will suffice</text:p>
                                </text:list-item>
                              </text:list>
                            </text:list-item>
                          </text:list>
                        </text:list-item>
                        <text:list-item>
                          <text:p text:style-name="P1">Improve performance with:</text:p>
                          <text:list>
                            <text:list-item>
                              <text:p text:style-name="P1">Selection of expert reviewers on inspection team</text:p>
                            </text:list-item>
                            <text:list-item>
                              <text:p text:style-name="P1">Training reviewers: task training or process training</text:p>
                            </text:list-item>
                            <text:list-item>
                              <text:p text:style-name="P1">Provide review aids to build expertise</text:p>
                            </text:list-item>
                            <text:list-item>
                              <text:p text:style-name="P1">Making inspection groups larger: to a point where performance begins to decline</text:p>
                            </text:list-item>
                          </text:list>
                        </text:list-item>
                        <text:list-item>
                          <text:p text:style-name="P1">Proposed stages:</text:p>
                          <text:list>
                            <text:list-item>
                              <text:p text:style-name="P1">Discovery: individuals, number based on expertise</text:p>
                            </text:list-item>
                            <text:list-item>
                              <text:p text:style-name="P1">Collection: single collector (author, or producer role from Stein et al., 1997)</text:p>
                            </text:list-item>
                            <text:list-item>
                              <text:p text:style-name="P1">Discrimination: expert pair, if false positives are a concern</text:p>
                            </text:list-item>
                          </text:list>
                        </text:list-item>
                      </text:list>
                    </text:list-item>
                  </text:list>
                </text:list-item>
                <text:list-item>
                  <text:p text:style-name="P1">Detection skills &amp; techniques</text:p>
                  <text:list>
                    <text:list-item>
                      <text:p text:style-name="P1">Changes here have more impact on effectiveness than changes in inspection structure (Porter, Siy, Mockus &amp; Votta, 1998)</text:p>
                    </text:list-item>
                    <text:list-item>
                      <text:p text:style-name="P1">Each programming phase requires different activities, so each action will benefit from specific skills (Devito Da Cunha &amp; Greathead, 2007)</text:p>
                      <text:list>
                        <text:list-item>
                          <text:p text:style-name="P1">10:1 difference in skills between programmers for certain tasks (Devito Da Cunha &amp; Greathead, 2007)</text:p>
                          <text:list>
                            <text:list-item>
                              <text:p text:style-name="P1">NT students (Meyers-Briggs) performed best on code review task</text:p>
                            </text:list-item>
                            <text:list-item>
                              <text:p text:style-name="P1">Reviewing ability did not correlate with coding ability (Kemerer &amp; Paulk, 2009)</text:p>
                            </text:list-item>
                          </text:list>
                        </text:list-item>
                        <text:list-item>
                          <text:p text:style-name="P1">Good design reviewers are not necessarily good code reviewers, and vice versa (Uwano, Monden, &amp; Matsumoto, 2008)</text:p>
                        </text:list-item>
                      </text:list>
                    </text:list-item>
                    <text:list-item>
                      <text:p text:style-name="P1">Code reading</text:p>
                      <text:list>
                        <text:list-item>
                          <text:p text:style-name="P1">Program reading is one of many skills that programmers should be taught (Deimel, 1985)</text:p>
                          <text:list>
                            <text:list-item>
                              <text:p text:style-name="P1">Readers need to be motivated (know that reading is effective) and need to use sufficiently well-defined reading techniques (Basili, 1997)</text:p>
                              <text:list>
                                <text:list-item>
                                  <text:p text:style-name="P1">Reading precedes writing in language, but software developers are taught to write and not to read</text:p>
                                </text:list-item>
                              </text:list>
                            </text:list-item>
                            <text:list-item>
                              <text:p text:style-name="P1">Technical literature, new languages, previously written code, teammates' code, maintenance</text:p>
                            </text:list-item>
                            <text:list-item>
                              <text:p text:style-name="P1">Effectiveness declines after about 200 lines-of-code per hour (Kemerer &amp; Paulk, 2009)</text:p>
                            </text:list-item>
                          </text:list>
                        </text:list-item>
                        <text:list-item>
                          <text:p text:style-name="P1">Ad-hoc reading</text:p>
                          <text:list>
                            <text:list-item>
                              <text:p text:style-name="P1">No specific reading guidelines are provided</text:p>
                            </text:list-item>
                            <text:list-item>
                              <text:p text:style-name="P1"><text:soft-page-break/>40% of companies in (Rombach et al., 2008) used ad-hoc reading</text:p>
                            </text:list-item>
                            <text:list-item>
                              <text:p text:style-name="P1">Popular, but ineffective unless reviewers are highly experienced (dependent on reviewer expertise) (Laitenberger &amp; DeBaud, 2001)</text:p>
                            </text:list-item>
                          </text:list>
                        </text:list-item>
                        <text:list-item>
                          <text:p text:style-name="P1">Checklists</text:p>
                          <text:list>
                            <text:list-item>
                              <text:p text:style-name="P1">Guide what to look for and how to classify defects (Parnin, Görg, &amp; Nnadi, 2008); Fagan, 1986)</text:p>
                            </text:list-item>
                            <text:list-item>
                              <text:p text:style-name="P1">50% of companies in (Rombach et al., 2008) used checklists</text:p>
                            </text:list-item>
                            <text:list-item>
                              <text:p text:style-name="P1">Coding standards</text:p>
                              <text:list>
                                <text:list-item>
                                  <text:p text:style-name="P1">Define common terms, house style, what is meant by simplicity, readability, etc (Kelly &amp; Shepard, 2002)</text:p>
                                </text:list-item>
                              </text:list>
                            </text:list-item>
                            <text:list-item>
                              <text:p text:style-name="P1">Disadvantages (Kelly &amp; Shepard, 2002)</text:p>
                              <text:list>
                                <text:list-item>
                                  <text:p text:style-name="P1">Built on historical information, may not contain the context of the current project (Laitenberger &amp; DeBaud, 2001)</text:p>
                                  <text:list>
                                    <text:list-item>
                                      <text:p text:style-name="P1">Don't help the reviewer understand the code</text:p>
                                    </text:list-item>
                                  </text:list>
                                </text:list-item>
                                <text:list-item>
                                  <text:p text:style-name="P1">Vary in granularity, may be too fine or too broad</text:p>
                                </text:list-item>
                                <text:list-item>
                                  <text:p text:style-name="P1">May cause tunnel vision in reviewers</text:p>
                                </text:list-item>
                              </text:list>
                            </text:list-item>
                          </text:list>
                        </text:list-item>
                        <text:list-item>
                          <text:p text:style-name="P1">Reading by stepwise abstraction</text:p>
                          <text:list>
                            <text:list-item>
                              <text:p text:style-name="P1">To totally understand a program, someone must understand it on various levels of abstraction (Deimel, 1985)</text:p>
                              <text:list>
                                <text:list-item>
                                  <text:p text:style-name="P1">Different reading skills for different levels</text:p>
                                </text:list-item>
                              </text:list>
                            </text:list-item>
                            <text:list-item>
                              <text:p text:style-name="P1">Read a sequence of statements, abstract the function they provide, repeat until the entire program has been abstracted, compare with specification (Basili, 1997)</text:p>
                            </text:list-item>
                          </text:list>
                        </text:list-item>
                        <text:list-item>
                          <text:p text:style-name="P1">Scenario-based reading (Basili, 1997)</text:p>
                          <text:list>
                            <text:list-item>
                              <text:p text:style-name="P1">Should have a number of reading techniques for different scenarios, scenarios are determined by multiple dimensions:</text:p>
                              <text:list>
                                <text:list-item>
                                  <text:p text:style-name="P1">Goals of the review (find bugs, understand performance, evaluate maintainability)</text:p>
                                </text:list-item>
                                <text:list-item>
                                  <text:p text:style-name="P1">Context for the review</text:p>
                                </text:list-item>
                                <text:list-item>
                                  <text:p text:style-name="P1">Type of input to review (code, requirements, …)</text:p>
                                </text:list-item>
                                <text:list-item>
                                  <text:p text:style-name="P1">Type of output (document, state-machine diagram, …)</text:p>
                                </text:list-item>
                                <text:list-item>
                                  <text:p text:style-name="P1">Degree of rigor desired</text:p>
                                </text:list-item>
                                <text:list-item>
                                  <text:p text:style-name="P1">Perspective of the reviewer</text:p>
                                </text:list-item>
                                <text:list-item>
                                  <text:p text:style-name="P1">Qualities of the product (code, documentation, …)</text:p>
                                </text:list-item>
                                <text:list-item>
                                  <text:p text:style-name="P1">Qualities of the overall process</text:p>
                                </text:list-item>
                              </text:list>
                            </text:list-item>
                          </text:list>
                        </text:list-item>
                        <text:list-item>
                          <text:p text:style-name="P1">Perspective-based reading (Basili et al., 1996; Laitenberger &amp; DeBaud, 2001)</text:p>
                          <text:list>
                            <text:list-item>
                              <text:p text:style-name="P1">No single definition of quality, so should inspect from various points of view</text:p>
                              <text:list>
                                <text:list-item>
                                  <text:p text:style-name="P1">Ensures more in-depth analysis because each reviewer has a narrow view of the item being reviewed (Basili et al., 1996)</text:p>
                                </text:list-item>
                                <text:list-item>
                                  <text:p text:style-name="P1">Requires more reviewers to ensure full coverage (Basili et al., 1996)</text:p>
                                </text:list-item>
                              </text:list>
                            </text:list-item>
                            <text:list-item>
                              <text:p text:style-name="P1">Suite of test questions defined for each relevant role: tester, designer, user, etc.</text:p>
                            </text:list-item>
                          </text:list>
                        </text:list-item>
                        <text:list-item>
                          <text:p text:style-name="P1">Task Directed Inspection (Kelly&amp; Shepard, 2002)</text:p>
                          <text:list>
                            <text:list-item>
                              <text:p text:style-name="P1">Increased effectiveness, but effect varied based on reviewers' experiences</text:p>
                            </text:list-item>
                          </text:list>
                        </text:list-item>
                        <text:list-item>
                          <text:p text:style-name="P1">Usage-based reading (Thelin, Runeson, &amp; Wohlin, 2003)</text:p>
                          <text:list>
                            <text:list-item>
                              <text:p text:style-name="P1">Focused on defects that have the most negative impact on users' perception of quality</text:p>
                            </text:list-item>
                            <text:list-item>
                              <text:p text:style-name="P1">Prioritized use cases focus the review</text:p>
                            </text:list-item>
                            <text:list-item>
                              <text:p text:style-name="P1"><text:soft-page-break/>Requirements review: unstated what would be different if applied to code review (where errors not seen by users may still be critical)</text:p>
                            </text:list-item>
                            <text:list-item>
                              <text:p text:style-name="P1">Usage-based reading found more defects, more quickly than checklist-based reading</text:p>
                              <text:list>
                                <text:list-item>
                                  <text:p text:style-name="P1">Checklist-based approach found more of the less serious defects</text:p>
                                  <text:list>
                                    <text:list-item>
                                      <text:p text:style-name="P1">Checklists work at a low level of abstraction (Deimel, 1985)</text:p>
                                    </text:list-item>
                                  </text:list>
                                </text:list-item>
                              </text:list>
                            </text:list-item>
                          </text:list>
                        </text:list-item>
                        <text:list-item>
                          <text:p text:style-name="P1">Pair programming (Williams &amp; Kessler, 2000)</text:p>
                          <text:list>
                            <text:list-item>
                              <text:p text:style-name="P1">Results in higher efficiency and quality—same as code review</text:p>
                            </text:list-item>
                            <text:list-item>
                              <text:p text:style-name="P1">A key element in the success of pair programming is real-time code review</text:p>
                            </text:list-item>
                            <text:list-item>
                              <text:p text:style-name="P1">Main role of the observer is to review the code</text:p>
                            </text:list-item>
                          </text:list>
                        </text:list-item>
                      </text:list>
                    </text:list-item>
                    <text:list-item>
                      <text:p text:style-name="P1">Tools</text:p>
                      <text:list>
                        <text:list-item>
                          <text:p text:style-name="P1">Asynchronous intranet (Perpich et al., 1997)</text:p>
                          <text:list>
                            <text:list-item>
                              <text:p text:style-name="P1">Condenses time by combining [reviewer prep → collection] into [reviewer prep &amp; collection]</text:p>
                            </text:list-item>
                            <text:list-item>
                              <text:p text:style-name="P1">Retains moderator role separate from author</text:p>
                              <text:list>
                                <text:list-item>
                                  <text:p text:style-name="P1">Moderator validates change plans for each annotation and can mark inspection done</text:p>
                                </text:list-item>
                              </text:list>
                            </text:list-item>
                            <text:list-item>
                              <text:p text:style-name="P1">Artifacts</text:p>
                              <text:list>
                                <text:list-item>
                                  <text:p text:style-name="P1">Inspection package</text:p>
                                  <text:list>
                                    <text:list-item>
                                      <text:p text:style-name="P1">Status (pending, in progress, resolution, done)</text:p>
                                    </text:list-item>
                                    <text:list-item>
                                      <text:p text:style-name="P1">Diff-marked source code</text:p>
                                    </text:list-item>
                                    <text:list-item>
                                      <text:p text:style-name="P1">Code annotations (general notes or line-specific)</text:p>
                                    </text:list-item>
                                  </text:list>
                                </text:list-item>
                                <text:list-item>
                                  <text:p text:style-name="P1">Email notifications</text:p>
                                </text:list-item>
                              </text:list>
                            </text:list-item>
                          </text:list>
                        </text:list-item>
                        <text:list-item>
                          <text:p text:style-name="P1">AISA: Asynchronous Inspector of Software Artifacts (Stein et al, 1997)</text:p>
                          <text:list>
                            <text:list-item>
                              <text:p text:style-name="P1">Web-based</text:p>
                              <text:list>
                                <text:list-item>
                                  <text:p text:style-name="P1">Email notification of events</text:p>
                                </text:list-item>
                                <text:list-item>
                                  <text:p text:style-name="P1">Reviewers may provided proposed solutions, vote on the solutions</text:p>
                                </text:list-item>
                              </text:list>
                            </text:list-item>
                            <text:list-item>
                              <text:p text:style-name="P1">Roles: moderator, reviewer, producer, recorder</text:p>
                            </text:list-item>
                            <text:list-item>
                              <text:p text:style-name="P1">Design elements for asynchronous tool: intended to preserve positive elements of face-to-face meetings</text:p>
                              <text:list>
                                <text:list-item>
                                  <text:p text:style-name="P1">Shared information space</text:p>
                                  <text:list>
                                    <text:list-item>
                                      <text:p text:style-name="P1">Visual cues: pointers, white board diagrams</text:p>
                                    </text:list-item>
                                    <text:list-item>
                                      <text:p text:style-name="P1">Inspection history</text:p>
                                    </text:list-item>
                                  </text:list>
                                </text:list-item>
                                <text:list-item>
                                  <text:p text:style-name="P1">Group decision support</text:p>
                                  <text:list>
                                    <text:list-item>
                                      <text:p text:style-name="P1">Consensus: decisions are made and agreed on</text:p>
                                    </text:list-item>
                                    <text:list-item>
                                      <text:p text:style-name="P1">Coordination: participants can agree on how to proceed through the meeting</text:p>
                                    </text:list-item>
                                  </text:list>
                                </text:list-item>
                                <text:list-item>
                                  <text:p text:style-name="P1">Communication</text:p>
                                  <text:list>
                                    <text:list-item>
                                      <text:p text:style-name="P1">Coordination: participants know what is happening when</text:p>
                                    </text:list-item>
                                    <text:list-item>
                                      <text:p text:style-name="P1">Sustainable train of thought</text:p>
                                    </text:list-item>
                                    <text:list-item>
                                      <text:p text:style-name="P1">Serial discussion between participants</text:p>
                                    </text:list-item>
                                  </text:list>
                                </text:list-item>
                              </text:list>
                            </text:list-item>
                            <text:list-item>
                              <text:p text:style-name="P1">Found that asynchronous reviews should still <text:s/>be subject to size restrictions</text:p>
                            </text:list-item>
                            <text:list-item>
                              <text:p text:style-name="P1">Voting feature was seen as cumbersome and unnecessary</text:p>
                            </text:list-item>
                            <text:list-item>
                              <text:p text:style-name="P1">Extended time frame led to deeper comments, including rebuttals, examples, and citations</text:p>
                            </text:list-item>
                          </text:list>
                        </text:list-item>
                        <text:list-item>
                          <text:p text:style-name="P1"><text:soft-page-break/>Group support system technology as a mediating artifact in real-time meetings (Tyran &amp; George, 2002)</text:p>
                          <text:list>
                            <text:list-item>
                              <text:p text:style-name="P1">Artifacts</text:p>
                              <text:list>
                                <text:list-item>
                                  <text:p text:style-name="P1">Chat window (parallel communication)</text:p>
                                </text:list-item>
                                <text:list-item>
                                  <text:p text:style-name="P1">Scrolling window of inspection results (group memory)</text:p>
                                </text:list-item>
                              </text:list>
                            </text:list-item>
                            <text:list-item>
                              <text:p text:style-name="P1">Minimized standard meeting problems like dominant behavior, sidetracking</text:p>
                            </text:list-item>
                            <text:list-item>
                              <text:p text:style-name="P1">Groups using group support system found more defects</text:p>
                            </text:list-item>
                            <text:list-item>
                              <text:p text:style-name="P1">Groups using group support system felt more information overload</text:p>
                            </text:list-item>
                          </text:list>
                        </text:list-item>
                        <text:list-item>
                          <text:p text:style-name="P1">Automated inspection tools (Parnin, Görg, &amp; Nnadi, 2008)</text:p>
                          <text:list>
                            <text:list-item>
                              <text:p text:style-name="P1">Useful for design quality and code quality (clean code)</text:p>
                              <text:list>
                                <text:list-item>
                                  <text:p text:style-name="P1">Clean code attributes are often ignored in favor of defects</text:p>
                                </text:list-item>
                              </text:list>
                            </text:list-item>
                            <text:list-item>
                              <text:p text:style-name="P1">Can generate long lists of potential problems</text:p>
                              <text:list>
                                <text:list-item>
                                  <text:p text:style-name="P1">But false positives are a big problem—up to 90% of warnings in some cases</text:p>
                                </text:list-item>
                              </text:list>
                            </text:list-item>
                            <text:list-item>
                              <text:p text:style-name="P1">Lightweight visualizations that provide additional information about warnings</text:p>
                              <text:list>
                                <text:list-item>
                                  <text:p text:style-name="P1">Helps author decide at a glance if a warning is a false positive</text:p>
                                </text:list-item>
                                <text:list-item>
                                  <text:p text:style-name="P1">Surface context—most relevant code snippet at-a-glance</text:p>
                                </text:list-item>
                                <text:list-item>
                                  <text:p text:style-name="P1">Indicate spread and frequency of warnings</text:p>
                                </text:list-item>
                              </text:list>
                            </text:list-item>
                          </text:list>
                        </text:list-item>
                        <text:list-item>
                          <text:p text:style-name="P1">Distributed review across a worldwide programming language team (Meyer, 2008)</text:p>
                          <text:list>
                            <text:list-item>
                              <text:p text:style-name="P1">Combination of tools</text:p>
                              <text:list>
                                <text:list-item>
                                  <text:p text:style-name="P1">Voice over IP</text:p>
                                </text:list-item>
                                <text:list-item>
                                  <text:p text:style-name="P1">Real-time chat</text:p>
                                </text:list-item>
                                <text:list-item>
                                  <text:p text:style-name="P1">Google docs &amp; wiki pages for documentation</text:p>
                                </text:list-item>
                                <text:list-item>
                                  <text:p text:style-name="P1">WebEx for screen sharing</text:p>
                                </text:list-item>
                              </text:list>
                            </text:list-item>
                            <text:list-item>
                              <text:p text:style-name="P1">Process</text:p>
                              <text:list>
                                <text:list-item>
                                  <text:p text:style-name="P1">Put documents to review in Google Docs or wiki</text:p>
                                </text:list-item>
                                <text:list-item>
                                  <text:p text:style-name="P1">Review asynchronously</text:p>
                                </text:list-item>
                                <text:list-item>
                                  <text:p text:style-name="P1">Discuss synchronously</text:p>
                                </text:list-item>
                              </text:list>
                            </text:list-item>
                          </text:list>
                        </text:list-item>
                      </text:list>
                    </text:list-item>
                  </text:list>
                </text:list-item>
              </text:list>
            </text:list-item>
            <text:list-item>
              <text:p text:style-name="P1">Interaction design and code review</text:p>
              <text:list>
                <text:list-item>
                  <text:p text:style-name="P1">Sociological aspect often forgotten in inspection research (Iisakka &amp; Tervonen, 2001)</text:p>
                </text:list-item>
                <text:list-item>
                  <text:p text:style-name="P1">Review effectiveness is a function of reviewer ability, technology used to review, and review rate (Kemerer &amp; Paulk, 2009)</text:p>
                  <text:list>
                    <text:list-item>
                      <text:p text:style-name="P1">Review rate assumed to reflect developer effort expended</text:p>
                    </text:list-item>
                    <text:list-item>
                      <text:p text:style-name="P1">Reviewer ability assessed via eye tracking (Uwano et al., 2006)</text:p>
                      <text:list>
                        <text:list-item>
                          <text:p text:style-name="P1">Correlate scan pattern with cognitive effort during the review</text:p>
                        </text:list-item>
                        <text:list-item>
                          <text:p text:style-name="P1">More effective reviewers scanned the entire structure of the code, then retraced to identify defects</text:p>
                        </text:list-item>
                        <text:list-item>
                          <text:p text:style-name="P1">Less effective reviewers skipped or shortened the scan</text:p>
                        </text:list-item>
                      </text:list>
                    </text:list-item>
                  </text:list>
                </text:list-item>
                <text:list-item>
                  <text:p text:style-name="P1">Qualitative—people-centric—observations of code review (Kelly &amp; Shepard, 2002) </text:p>
                  <text:list>
                    <text:list-item>
                      <text:p text:style-name="P1">People-centric issues limit use of reviews</text:p>
                    </text:list-item>
                    <text:list-item>
                      <text:p text:style-name="P1">“Our observations suggest that the success of inspections, both traditional and non-traditional, is influenced strongly by soft issues (Kelly &amp; Shepard, 2002, 7).”</text:p>
                    </text:list-item>
                    <text:list-item>
                      <text:p text:style-name="P1">Reviewers, particularly experienced reviewers, tend to use their own familiar inspection techniques, even when told to use a structured technique in an academic setting</text:p>
                      <text:list>
                        <text:list-item>
                          <text:p text:style-name="P1">New technique becomes a distraction</text:p>
                        </text:list-item>
                      </text:list>
                    </text:list-item>
                    <text:list-item>
                      <text:p text:style-name="P1">Eight maxims—useful as design guidelines</text:p>
                      <text:list>
                        <text:list-item>
                          <text:p text:style-name="P1"><text:soft-page-break/>Specify the goals of the inspection</text:p>
                          <text:list>
                            <text:list-item>
                              <text:p text:style-name="P1">What is being reviewed?</text:p>
                            </text:list-item>
                            <text:list-item>
                              <text:p text:style-name="P1">What type of feedback is desired?</text:p>
                            </text:list-item>
                            <text:list-item>
                              <text:p text:style-name="P1">Define terminology: error, bug issue, etc.</text:p>
                            </text:list-item>
                          </text:list>
                        </text:list-item>
                        <text:list-item>
                          <text:p text:style-name="P1">Identify required skills</text:p>
                          <text:list>
                            <text:list-item>
                              <text:p text:style-name="P1">Domain experience</text:p>
                            </text:list-item>
                            <text:list-item>
                              <text:p text:style-name="P1">Implementation language experience</text:p>
                            </text:list-item>
                          </text:list>
                        </text:list-item>
                        <text:list-item>
                          <text:p text:style-name="P1">Clean up the product to be inspected</text:p>
                          <text:list>
                            <text:list-item>
                              <text:p text:style-name="P1">Automated tools can eliminate some style issues: naming conventions, white space, comment formatting</text:p>
                            </text:list-item>
                            <text:list-item>
                              <text:p text:style-name="P1">No inspection before clean compile (Fagan, 1976)</text:p>
                            </text:list-item>
                          </text:list>
                        </text:list-item>
                        <text:list-item>
                          <text:p text:style-name="P1">Use a structured inspection technique</text:p>
                          <text:list>
                            <text:list-item>
                              <text:p text:style-name="P1">Systematic, role-based</text:p>
                            </text:list-item>
                          </text:list>
                        </text:list-item>
                        <text:list-item>
                          <text:p text:style-name="P1">Build a process base on inspection</text:p>
                          <text:list>
                            <text:list-item>
                              <text:p text:style-name="P1">Infrastructure must manage identification of goals, timing and recruitment, and available inspection techniques</text:p>
                            </text:list-item>
                          </text:list>
                        </text:list-item>
                        <text:list-item>
                          <text:p text:style-name="P1">Give inspectors responsibility and authority</text:p>
                          <text:list>
                            <text:list-item>
                              <text:p text:style-name="P1">Make the author available during the preparation stage</text:p>
                            </text:list-item>
                            <text:list-item>
                              <text:p text:style-name="P1">Consider dividing code among reviewers to create a sense of ownership</text:p>
                            </text:list-item>
                          </text:list>
                        </text:list-item>
                        <text:list-item>
                          <text:p text:style-name="P1">Ensure inspectors have the space to inspect</text:p>
                          <text:list>
                            <text:list-item>
                              <text:p text:style-name="P1">Schedules must accommodate inspection time</text:p>
                            </text:list-item>
                          </text:list>
                        </text:list-item>
                        <text:list-item>
                          <text:p text:style-name="P1">Use metrics cautiously when assessing the effectiveness of an inspection activity</text:p>
                          <text:list>
                            <text:list-item>
                              <text:p text:style-name="P1">Defect count is the primary metric</text:p>
                            </text:list-item>
                            <text:list-item>
                              <text:p text:style-name="P1">Inconsistent definitions of defects within organizations, inconsistent granularity between reviewers, variations in severity of defects, disagreement on whether a finding is a defect</text:p>
                            </text:list-item>
                          </text:list>
                        </text:list-item>
                      </text:list>
                    </text:list-item>
                  </text:list>
                </text:list-item>
                <text:list-item>
                  <text:p text:style-name="P1">Programming is a collaborative creative activity</text:p>
                  <text:list>
                    <text:list-item>
                      <text:p text:style-name="P1">Creativity is a social process that happens over time—creative breakthroughs are increasingly team activities (Sarmiento &amp; Stahl, 2008)</text:p>
                      <text:list>
                        <text:list-item>
                          <text:p text:style-name="P1">Shared problem <text:s/>space</text:p>
                        </text:list-item>
                        <text:list-item>
                          <text:p text:style-name="P1">Collective remembering: reconstruct previous work to support current problem-solving</text:p>
                          <text:list>
                            <text:list-item>
                              <text:p text:style-name="P1">Persistent history across sessions and users</text:p>
                            </text:list-item>
                          </text:list>
                        </text:list-item>
                        <text:list-item>
                          <text:p text:style-name="P1">Collective referencing: referencing within a network of shared resources, achieved through language and other means</text:p>
                          <text:list>
                            <text:list-item>
                              <text:p text:style-name="P1">Visualize strategies and ideas</text:p>
                            </text:list-item>
                            <text:list-item>
                              <text:p text:style-name="P1">Contrast representations</text:p>
                            </text:list-item>
                            <text:list-item>
                              <text:p text:style-name="P1">Coordinate problem-solving effort</text:p>
                            </text:list-item>
                          </text:list>
                        </text:list-item>
                        <text:list-item>
                          <text:p text:style-name="P1">Bridging: ways to deal with discontinuity and reconstruct past work</text:p>
                          <text:list>
                            <text:list-item>
                              <text:p text:style-name="P1">Establishing continuity across multiple sessions possibly incorporating new participants</text:p>
                            </text:list-item>
                            <text:list-item>
                              <text:p text:style-name="P1">Teams working on parallel tasks may cross-pollinate ideas</text:p>
                            </text:list-item>
                          </text:list>
                        </text:list-item>
                      </text:list>
                    </text:list-item>
                  </text:list>
                </text:list-item>
                <text:list-item>
                  <text:p text:style-name="P1">Interface-specific design elements</text:p>
                  <text:list>
                    <text:list-item>
                      <text:p text:style-name="P1">Routes &amp; waypoints (Storey et al., 2006)</text:p>
                      <text:list>
                        <text:list-item>
                          <text:p text:style-name="P1">Collaborative tool to lead other developers through classes, methods and files</text:p>
                        </text:list-item>
                      </text:list>
                    </text:list-item>
                  </text:list>
                </text:list-item>
              </text:list>
            </text:list-item>
          </text:list>
        </text:list-item>
        <text:list-item>
          <text:p text:style-name="P1">Why theory?</text:p>
          <text:list>
            <text:list-item>
              <text:p text:style-name="P1"><text:soft-page-break/>Design philosophy matters: organizations with strong UI design teams ship designs with radical usability differences (Norman, 2005; Norman, 2006)</text:p>
              <text:list>
                <text:list-item>
                  <text:p text:style-name="P1">“People Propose, Science Studies, Technology Conforms” (Norman, 1993, 253)</text:p>
                </text:list-item>
                <text:list-item>
                  <text:p text:style-name="P1">“None of this tools adapt to the people nonsense—people adapt to the tools” (Norman, 2005, 15)</text:p>
                </text:list-item>
                <text:list-item>
                  <text:p text:style-name="P1">Focus shift from people to activities</text:p>
                  <text:list>
                    <text:list-item>
                      <text:p text:style-name="P1">Shift in the mindset of the designer (theoretical bias) (Norman, 2005)</text:p>
                    </text:list-item>
                  </text:list>
                </text:list-item>
              </text:list>
            </text:list-item>
            <text:list-item>
              <text:p text:style-name="P1">Cognitive science not sufficient as a scientific basis for HCI</text:p>
              <text:list>
                <text:list-item>
                  <text:p text:style-name="P1">Role of <text:s/>psychological science in human-computer interaction (Newell &amp; Card, 1985)</text:p>
                  <text:list>
                    <text:list-item>
                      <text:p text:style-name="P1">Harden the science behind interface design as a counterbalance to hard computer science</text:p>
                      <text:list>
                        <text:list-item>
                          <text:p text:style-name="P1">Develop a theory that supports design through task analysis via calculation and formal models</text:p>
                          <text:list>
                            <text:list-item>
                              <text:p text:style-name="P1">Engineering-style theory</text:p>
                            </text:list-item>
                            <text:list-item>
                              <text:p text:style-name="P1">Symbolic description of the task</text:p>
                            </text:list-item>
                            <text:list-item>
                              <text:p text:style-name="P1">Mathematical models of the situation</text:p>
                            </text:list-item>
                          </text:list>
                        </text:list-item>
                        <text:list-item>
                          <text:p text:style-name="P1">Results</text:p>
                          <text:list>
                            <text:list-item>
                              <text:p text:style-name="P1">Model Human Processor</text:p>
                            </text:list-item>
                            <text:list-item>
                              <text:p text:style-name="P1">GOMS</text:p>
                            </text:list-item>
                            <text:list-item>
                              <text:p text:style-name="P1">Keystroke-Level Model</text:p>
                            </text:list-item>
                            <text:list-item>
                              <text:p text:style-name="P1">ACT*</text:p>
                            </text:list-item>
                          </text:list>
                        </text:list-item>
                      </text:list>
                    </text:list-item>
                  </text:list>
                </text:list-item>
                <text:list-item>
                  <text:p text:style-name="P1">Has not proven useful for practical design (Bannon, 1991)</text:p>
                  <text:list>
                    <text:list-item>
                      <text:p text:style-name="P1">Organizations with strong UI design teams ship designs with radical usability differences (Norman, 2006)</text:p>
                    </text:list-item>
                    <text:list-item>
                      <text:p text:style-name="P1">GOMS was successful in a very narrow area—where performance efficiency is critical to usability (Carroll, 1997)</text:p>
                    </text:list-item>
                    <text:list-item>
                      <text:p text:style-name="P1">Terms used give insight into the perceived reality of a work domain (HCI) (Bannon, 1991)</text:p>
                      <text:list>
                        <text:list-item>
                          <text:p text:style-name="P1">“Human factors” reduces people to units of analysis equal to other components of the system</text:p>
                          <text:list>
                            <text:list-item>
                              <text:p text:style-name="P1">Attention span, memory, processing speed</text:p>
                            </text:list-item>
                          </text:list>
                        </text:list-item>
                        <text:list-item>
                          <text:p text:style-name="P1">“Users” neglects that people may be participating in work that reaches beyond use of the system—user suggests too narrow a view</text:p>
                          <text:list>
                            <text:list-item>
                              <text:p text:style-name="P1">Ethnomethodology suggests social order is an ongoing creation of the participants (Goguen &amp; Linde, 1993)</text:p>
                            </text:list-item>
                          </text:list>
                        </text:list-item>
                      </text:list>
                    </text:list-item>
                    <text:list-item>
                      <text:p text:style-name="P1">“Human actors” returns agency to the person using the system</text:p>
                    </text:list-item>
                    <text:list-item>
                      <text:p text:style-name="P1">Does not describe learning (development)</text:p>
                      <text:list>
                        <text:list-item>
                          <text:p text:style-name="P1">Ignores development from novice to intermediate to expert (Bannon, 1991)</text:p>
                        </text:list-item>
                        <text:list-item>
                          <text:p text:style-name="P1">Explicitly: domain of psychology is 0.1-10 second time scale, learning is the domain of social and organizational theory (Newell &amp; Card, 1985)</text:p>
                        </text:list-item>
                      </text:list>
                    </text:list-item>
                    <text:list-item>
                      <text:p text:style-name="P1">Does not describe problem-solving and error (breakdowns and contradictions)</text:p>
                      <text:list>
                        <text:list-item>
                          <text:p text:style-name="P1">When users experience an inconsistency in their mental model, such as a word processor not indenting a headline properly, they do not attempt to fix the model by understanding why (Goguen &amp; Linde, 1993)</text:p>
                        </text:list-item>
                      </text:list>
                    </text:list-item>
                    <text:list-item>
                      <text:p text:style-name="P1">Does not describe collaborative group activity (Bannon, 1991)</text:p>
                    </text:list-item>
                  </text:list>
                </text:list-item>
              </text:list>
            </text:list-item>
            <text:list-item>
              <text:p text:style-name="P1">HCI as a science of design (Carroll, 1997)</text:p>
              <text:list>
                <text:list-item>
                  <text:p text:style-name="P1">Evolution beyond cognitive psychology</text:p>
                  <text:list>
                    <text:list-item>
                      <text:p text:style-name="P1"><text:soft-page-break/>Growth of usability engineering</text:p>
                      <text:list>
                        <text:list-item>
                          <text:p text:style-name="P1">Iterative development managed toward explicit usability goals</text:p>
                        </text:list-item>
                        <text:list-item>
                          <text:p text:style-name="P1">Involvement of users throughout the design process</text:p>
                          <text:list>
                            <text:list-item>
                              <text:p text:style-name="P1">Move from the lab (cognitive science) to the field (ethnographic techniques)</text:p>
                            </text:list-item>
                          </text:list>
                        </text:list-item>
                        <text:list-item>
                          <text:p text:style-name="P1">Cost effectiveness: “discount” usability testing, rapid prototyping</text:p>
                        </text:list-item>
                      </text:list>
                    </text:list-item>
                    <text:list-item>
                      <text:p text:style-name="P1">Focus on the “design rationale” of the system: discussions, debates, tradeoffs that determine the design</text:p>
                      <text:list>
                        <text:list-item>
                          <text:p text:style-name="P1">Design tools like user models</text:p>
                        </text:list-item>
                      </text:list>
                    </text:list-item>
                    <text:list-item>
                      <text:p text:style-name="P1">Analysis of cooperative activity</text:p>
                      <text:list>
                        <text:list-item>
                          <text:p text:style-name="P1">Consensus that cognitive modeling approach was insufficient</text:p>
                        </text:list-item>
                        <text:list-item>
                          <text:p text:style-name="P1">Widening desire for more social and organizational oriented approaches</text:p>
                        </text:list-item>
                        <text:list-item>
                          <text:p text:style-name="P1">New technologies for communication and collaboration</text:p>
                        </text:list-item>
                      </text:list>
                    </text:list-item>
                  </text:list>
                </text:list-item>
                <text:list-item>
                  <text:p text:style-name="P1">Fragmentation: multiple methodologies and theoretical perspectives</text:p>
                  <text:list>
                    <text:list-item>
                      <text:p text:style-name="P1">Orienting theories: shape the understanding that a designer brings to a problem (Winograd, 2006)</text:p>
                    </text:list-item>
                  </text:list>
                </text:list-item>
              </text:list>
            </text:list-item>
          </text:list>
        </text:list-item>
        <text:list-item>
          <text:p text:style-name="P1">Activity theory</text:p>
          <text:list>
            <text:list-item>
              <text:p text:style-name="P1">“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Carroll, 1997, 512).”</text:p>
            </text:list-item>
            <text:list-item>
              <text:p text:style-name="P1">Activity—the central (“cell”) idea</text:p>
              <text:list>
                <text:list-item>
                  <text:p text:style-name="P1">Elaborated by multiple perspectives, such as ethnomethodology, pragmatism, and systems theory. (Engeström, 1999)</text:p>
                </text:list-item>
                <text:list-item>
                  <text:p text:style-name="P1">Principles (Engeström, 1999; Kaptelinin, Nardi, &amp; Macaulay, 1999)</text:p>
                  <text:list>
                    <text:list-item>
                      <text:p text:style-name="P1">Object-oriented</text:p>
                      <text:list>
                        <text:list-item>
                          <text:p text:style-name="P1">Account for socially distributed and collective, artifact-mediated and cultural aspects of behavior (Engeström, 1999)</text:p>
                        </text:list-item>
                        <text:list-item>
                          <text:p text:style-name="P1">Also addresses longitudinal time (Engeström, 1999)</text:p>
                        </text:list-item>
                        <text:list-item>
                          <text:p text:style-name="P1">Object is anything that can be shared for manipulation and transformation by participants (Kuutti, 1996<text:span text:style-name="T2">)</text:span></text:p>
                        </text:list-item>
                      </text:list>
                    </text:list-item>
                    <text:list-item>
                      <text:p text:style-name="P1">Hierarchical structure (Engeström, 1999)</text:p>
                      <text:list>
                        <text:list-item>
                          <text:p text:style-name="P1">Activity → motive: fulfill a need or desire, conscious or unconscious</text:p>
                          <text:list>
                            <text:list-item>
                              <text:p text:style-name="P1">No higher-level objective</text:p>
                            </text:list-item>
                          </text:list>
                        </text:list-item>
                        <text:list-item>
                          <text:p text:style-name="P1">Actions → goals: conscious</text:p>
                        </text:list-item>
                        <text:list-item>
                          <text:p text:style-name="P1">Operations → conditions: unconscious</text:p>
                          <text:list>
                            <text:list-item>
                              <text:p text:style-name="P1">In cognitive science, this is reflective vs. experiential cognition (Norman, 1993)</text:p>
                            </text:list-item>
                          </text:list>
                        </text:list-item>
                        <text:list-item>
                          <text:p text:style-name="P1">Transformations between levels (Engeström, 1999)</text:p>
                        </text:list-item>
                      </text:list>
                    </text:list-item>
                    <text:list-item>
                      <text:p text:style-name="P1">Internalization and externalization</text:p>
                      <text:list>
                        <text:list-item>
                          <text:p text:style-name="P1">Moving activity into and out of the mind</text:p>
                        </text:list-item>
                        <text:list-item>
                          <text:p text:style-name="P1">Externalization is related to creation of new artifacts to facilitate performance—search for solutions (Engeström, 1999)</text:p>
                        </text:list-item>
                      </text:list>
                    </text:list-item>
                    <text:list-item>
                      <text:p text:style-name="P1">Mediation by tools and signs</text:p>
                      <text:list>
                        <text:list-item>
                          <text:p text:style-name="P1">Mediation of communication by signs (Vygotsky) (Engeström, 1999)</text:p>
                        </text:list-item>
                        <text:list-item>
                          <text:p text:style-name="P1">Mediation of activity by tools (Leont'ev) (Engeström, 1999)</text:p>
                        </text:list-item>
                        <text:list-item>
                          <text:p text:style-name="P1">Tools shape the way humans interact with reality (Kaptelinin, Nardi, &amp; Macaulay, 1999) —how culture becomes part of individual psyche (Hyysalo, 2005)</text:p>
                        </text:list-item>
                        <text:list-item>
                          <text:p text:style-name="P1"><text:soft-page-break/>Tools reflect the experience of other people (Kaptelinin, Nardi, &amp; Macaulay, 1999)</text:p>
                          <text:list>
                            <text:list-item>
                              <text:p text:style-name="P1">Structure of tool (lots of code review research)</text:p>
                            </text:list-item>
                            <text:list-item>
                              <text:p text:style-name="P1">Knowledge of how the tool is used</text:p>
                            </text:list-item>
                          </text:list>
                        </text:list-item>
                        <text:list-item>
                          <text:p text:style-name="P1">Mediating artifact hierarchy (Engeström, described in Collins, Shukla, &amp; Redmiles, 2002)</text:p>
                          <text:list>
                            <text:list-item>
                              <text:p text:style-name="P1">“What” artifacts: means of achieving the object</text:p>
                            </text:list-item>
                            <text:list-item>
                              <text:p text:style-name="P1">“How” artifacts: understanding how to achieve the object</text:p>
                            </text:list-item>
                            <text:list-item>
                              <text:p text:style-name="P1">“Why” artifacts: motivates achievement of the object</text:p>
                            </text:list-item>
                            <text:list-item>
                              <text:p text:style-name="P1">“Where-to” artifacts: motivates evolution of the activity system</text:p>
                            </text:list-item>
                          </text:list>
                        </text:list-item>
                      </text:list>
                    </text:list-item>
                    <text:list-item>
                      <text:p text:style-name="P1">Development</text:p>
                    </text:list-item>
                    <text:list-item>
                      <text:p text:style-name="P1">Historicity—”cultural-historical activity theory” (Engeström, 1999)</text:p>
                      <text:list>
                        <text:list-item>
                          <text:p text:style-name="P1">Mostly neglected: unless the unit of analysis is culture or society (collective activity system v. individually constructed activity), history is not manageable as a part of analysis</text:p>
                        </text:list-item>
                        <text:list-item>
                          <text:p text:style-name="P1">Identification of past cycles (Engeström, 1999)</text:p>
                        </text:list-item>
                      </text:list>
                    </text:list-item>
                  </text:list>
                </text:list-item>
                <text:list-item>
                  <text:p text:style-name="P1">Structure of action (Engeström, 1999; Turner, Turner, &amp; Horton, 1999)</text:p>
                  <text:list>
                    <text:list-item>
                      <text:p text:style-name="P1">Presented by Vygotsky as a model of mediated action, later used as a model of mediated activity (Engeström, 1999)</text:p>
                    </text:list-item>
                    <text:list-item>
                      <text:p text:style-name="P1">Subject</text:p>
                    </text:list-item>
                    <text:list-item>
                      <text:p text:style-name="P1">Object (objectified motive: motive applied to the thing or person)</text:p>
                      <text:list>
                        <text:list-item>
                          <text:p text:style-name="P1">Continuous, collective</text:p>
                        </text:list-item>
                        <text:list-item>
                          <text:p text:style-name="P1">Things or people (Kaptelinin, Nardi, &amp; Macaulay, 1999)</text:p>
                        </text:list-item>
                        <text:list-item>
                          <text:p text:style-name="P1">Objectively exists in the world (Kaptelinin, Nardi, &amp; Macaulay, 1999)</text:p>
                        </text:list-item>
                        <text:list-item>
                          <text:p text:style-name="P1">Connects needs, motives, and outcomes—needs become motives directed at an (imaginary or real) object which becomes something to alleviate the need (Hyysalo, 2005)</text:p>
                          <text:list>
                            <text:list-item>
                              <text:p text:style-name="P1">Only the object can fulfill the need</text:p>
                            </text:list-item>
                          </text:list>
                        </text:list-item>
                      </text:list>
                    </text:list-item>
                    <text:list-item>
                      <text:p text:style-name="P1">Mediating tools and concepts</text:p>
                    </text:list-item>
                  </text:list>
                </text:list-item>
                <text:list-item>
                  <text:p text:style-name="P1">Changes to activity are caused by contradictions (Engeström via Turner, Turner, &amp; Horton, 1999)</text:p>
                  <text:list>
                    <text:list-item>
                      <text:p text:style-name="P1">Primary: within a node of activity (subject, object, etc.)</text:p>
                    </text:list-item>
                    <text:list-item>
                      <text:p text:style-name="P1">Secondary: between two nodes of activity (subject ↔ object)</text:p>
                    </text:list-item>
                    <text:list-item>
                      <text:p text:style-name="P1">Tertiary: between an activity and a new culturally more advanced activity—changes that resolve the contradiction become visible to the subject</text:p>
                    </text:list-item>
                    <text:list-item>
                      <text:p text:style-name="P1">Quaternary: between two different activities</text:p>
                    </text:list-item>
                  </text:list>
                </text:list-item>
                <text:list-item>
                  <text:p text:style-name="P1">Collective systems of activity (Engeström, 1999)</text:p>
                  <text:list>
                    <text:list-item>
                      <text:p text:style-name="P1">Subject moves from individual to social group</text:p>
                    </text:list-item>
                    <text:list-item>
                      <text:p text:style-name="P1">Object → outcome moves from momentary and situational to historical and broadly contextual</text:p>
                    </text:list-item>
                    <text:list-item>
                      <text:p text:style-name="P1">Identify contradictions along the lines</text:p>
                    </text:list-item>
                  </text:list>
                </text:list-item>
              </text:list>
            </text:list-item>
            <text:list-item>
              <text:p text:style-name="P1">What role does theory play? Activity theory in interaction design practice</text:p>
              <text:list>
                <text:list-item>
                  <text:p text:style-name="P1">Analytical tools for organizing empirical data (Kaptelinin &amp; Nardi, 2006)</text:p>
                  <text:list>
                    <text:list-item>
                      <text:p text:style-name="P1">As a tool for organizing ethnographic (video) data (Turner, Turner, &amp; Horton, 1999)</text:p>
                      <text:list>
                        <text:list-item>
                          <text:p text:style-name="P1">Use contradictions to guide systems design</text:p>
                          <text:list>
                            <text:list-item>
                              <text:p text:style-name="P1">Clickable activity triangle with contradictions listed at each node</text:p>
                            </text:list-item>
                            <text:list-item>
                              <text:p text:style-name="P1">Decompose activity to individual actions</text:p>
                            </text:list-item>
                          </text:list>
                        </text:list-item>
                        <text:list-item>
                          <text:p text:style-name="P1"><text:soft-page-break/>Systematic way to move from contradictions to requirements</text:p>
                        </text:list-item>
                      </text:list>
                    </text:list-item>
                    <text:list-item>
                      <text:p text:style-name="P1">As a tool for requirements engineering (Collins, Shukla, &amp; Redmiles, 2002)</text:p>
                      <text:list>
                        <text:list-item>
                          <text:p text:style-name="P1">Value</text:p>
                          <text:list>
                            <text:list-item>
                              <text:p text:style-name="P1">Efficient way to structure and model interview data</text:p>
                            </text:list-item>
                            <text:list-item>
                              <text:p text:style-name="P1">Contradictions helped uncover requirements</text:p>
                            </text:list-item>
                            <text:list-item>
                              <text:p text:style-name="P1">Analysis focused software purchasing proposals</text:p>
                            </text:list-item>
                            <text:list-item>
                              <text:p text:style-name="P1">Process improvements: increased awareness of work processes, increased collaboration</text:p>
                            </text:list-item>
                            <text:list-item>
                              <text:p text:style-name="P1">Identified design requirements</text:p>
                            </text:list-item>
                          </text:list>
                        </text:list-item>
                        <text:list-item>
                          <text:p text:style-name="P1">Challenges</text:p>
                        </text:list-item>
                      </text:list>
                    </text:list-item>
                    <text:list-item>
                      <text:p text:style-name="P1">Use of activity theory terminology <text:s/>system model with participants</text:p>
                    </text:list-item>
                  </text:list>
                </text:list-item>
                <text:list-item>
                  <text:p text:style-name="P1">Formative experiment (Kaptelinin, Nardi, &amp; Macaulay, 1999)</text:p>
                  <text:list>
                    <text:list-item>
                      <text:p text:style-name="P1">Combines active participation with monitoring of developmental changes over time</text:p>
                    </text:list-item>
                  </text:list>
                </text:list-item>
                <text:list-item>
                  <text:p text:style-name="P1">The activity checklist (Kaptelinin, Nardi, &amp; Macaulay, 1999)</text:p>
                  <text:list>
                    <text:list-item>
                      <text:p text:style-name="P1">How people use or will use a computer technology</text:p>
                    </text:list-item>
                    <text:list-item>
                      <text:p text:style-name="P1">Meant to be used in combination with other techniques for design or evaluation</text:p>
                    </text:list-item>
                    <text:list-item>
                      <text:p text:style-name="P1">Strongly emphasizes tool mediation</text:p>
                    </text:list-item>
                    <text:list-item>
                      <text:p text:style-name="P1">Perspectives</text:p>
                      <text:list>
                        <text:list-item>
                          <text:p text:style-name="P1">Means and ends</text:p>
                        </text:list-item>
                        <text:list-item>
                          <text:p text:style-name="P1">Social and physical aspects of the environment</text:p>
                        </text:list-item>
                        <text:list-item>
                          <text:p text:style-name="P1">Learning, cognition, and articulation</text:p>
                        </text:list-item>
                        <text:list-item>
                          <text:p text:style-name="P1">Development</text:p>
                        </text:list-item>
                      </text:list>
                    </text:list-item>
                  </text:list>
                </text:list-item>
                <text:list-item>
                  <text:p text:style-name="P1">Design projects can fall in between actions and activities—span time and collective work (Hyysalo, 2005)</text:p>
                </text:list-item>
              </text:list>
            </text:list-item>
          </text:list>
        </text:list-item>
        <text:list-item>
          <text:p text:style-name="P1">Activity theoretic look at code review</text:p>
          <text:list>
            <text:list-item>
              <text:p text:style-name="P1">Activity theory and software development environments (Barthelmess &amp; Anderson, 2002)</text:p>
              <text:list>
                <text:list-item>
                  <text:p text:style-name="P1">Programming is primarily personal, software development is primary team-oriented.</text:p>
                </text:list-item>
                <text:list-item>
                  <text:p text:style-name="P1">Software development is motivated by the object of an evolving software system.</text:p>
                </text:list-item>
                <text:list-item>
                  <text:p text:style-name="P1">Effort to create the correct tools, rules, and division of labor</text:p>
                </text:list-item>
                <text:list-item>
                  <text:p text:style-name="P1">Process-centered software development environment</text:p>
                  <text:list>
                    <text:list-item>
                      <text:p text:style-name="P1">Explicitly incorporates rules, division of labor</text:p>
                    </text:list-item>
                    <text:list-item>
                      <text:p text:style-name="P1">Collaboration support required at two levels:</text:p>
                      <text:list>
                        <text:list-item>
                          <text:p text:style-name="P1">Explicit: email, video conference, meeting, etc.</text:p>
                        </text:list-item>
                        <text:list-item>
                          <text:p text:style-name="P1">Implicit: changes to documents based on conventions</text:p>
                        </text:list-item>
                        <text:list-item>
                          <text:p text:style-name="P1">Should be combined: modify a document, observe modifications by others, discuss the modifications</text:p>
                        </text:list-item>
                      </text:list>
                    </text:list-item>
                  </text:list>
                </text:list-item>
                <text:list-item>
                  <text:p text:style-name="P1">Challenges</text:p>
                  <text:list>
                    <text:list-item>
                      <text:p text:style-name="P1">Number of communication channels increases faster than number of community members</text:p>
                    </text:list-item>
                    <text:list-item>
                      <text:p text:style-name="P1">Aligning community toward a common object</text:p>
                    </text:list-item>
                  </text:list>
                </text:list-item>
              </text:list>
            </text:list-item>
            <text:list-item>
              <text:p text:style-name="P1">Historicity</text:p>
              <text:list>
                <text:list-item>
                  <text:p text:style-name="P1">Expansive cycles—new forms of social structures based on some preceding one (Engeström, 1999)</text:p>
                </text:list-item>
                <text:list-item>
                  <text:p text:style-name="P1">Emergence of new social structure is volatile—reconciliation of contradictions, internalization of new ideas, externalization of new model as it forms</text:p>
                  <text:list>
                    <text:list-item>
                      <text:p text:style-name="P1"><text:soft-page-break/>Agile (Beck, 2004)</text:p>
                      <text:list>
                        <text:list-item>
                          <text:p text:style-name="P1">Contradictions</text:p>
                          <text:list>
                            <text:list-item>
                              <text:p text:style-name="P1">Big design up front to “design always” (Beck, 2004, 105)</text:p>
                            </text:list-item>
                            <text:list-item>
                              <text:p text:style-name="P1">Pair programming is more effective than individual programming</text:p>
                            </text:list-item>
                          </text:list>
                        </text:list-item>
                        <text:list-item>
                          <text:p text:style-name="P1">Agile &amp; interaction design (*****)</text:p>
                        </text:list-item>
                      </text:list>
                    </text:list-item>
                    <text:list-item>
                      <text:p text:style-name="P1">Open source (*****)</text:p>
                    </text:list-item>
                  </text:list>
                </text:list-item>
                <text:list-item>
                  <text:p text:style-name="P1">Historical evolution of code review</text:p>
                </text:list-item>
              </text:list>
            </text:list-item>
            <text:list-item>
              <text:p text:style-name="P1">Hypothesis</text:p>
              <text:list>
                <text:list-item>
                  <text:p text:style-name="P1">Code review <text:span text:style-name="T1">is a mediating artifact</text:span></text:p>
                </text:list-item>
                <text:list-item>
                  <text:p text:style-name="P1">Programmer is a subject</text:p>
                </text:list-item>
                <text:list-item>
                  <text:p text:style-name="P1">Code is an object</text:p>
                </text:list-item>
                <text:list-item>
                  <text:p text:style-name="P1">Externalization: in-the-head identification of a defect must somehow be transformed to an external representation</text:p>
                </text:list-item>
              </text:list>
            </text:list-item>
            <text:list-item>
              <text:p text:style-name="P1">Experimental design</text:p>
              <text:list>
                <text:list-item>
                  <text:p text:style-name="P1">Similar to process used in (Collins, Shukla, &amp; Redmiles, 2002): interviews, activity system analysis → requirements</text:p>
                  <text:list>
                    <text:list-item>
                      <text:p text:style-name="P1">Common terminology → ontology of shared concepts</text:p>
                    </text:list-item>
                  </text:list>
                </text:list-item>
                <text:list-item>
                  <text:p text:style-name="P1">Contextual inquiry (Beyer &amp; Holtzblatt, 1998) + activity checklist (Kaptelinin ,Nardi, &amp; Macaulay 1999) + contradictions (Turner, Turner, &amp; Horton, 1999)</text:p>
                  <text:list>
                    <text:list-item>
                      <text:p text:style-name="P1">Externalize unarticulated knowledge, “hidden work structure” (e. g., operations or objects)</text:p>
                    </text:list-item>
                    <text:list-item>
                      <text:p text:style-name="P1">Principles: refine the basic apprenticeship model for research purposes</text:p>
                      <text:list>
                        <text:list-item>
                          <text:p text:style-name="P1">Context</text:p>
                          <text:list>
                            <text:list-item>
                              <text:p text:style-name="P1">Ongoing experience and concrete data over summary experience and abstract data</text:p>
                            </text:list-item>
                            <text:list-item>
                              <text:p text:style-name="P1">Go to the participant</text:p>
                            </text:list-item>
                            <text:list-item>
                              <text:p text:style-name="P1">“People know how to do many things they can't describe” (Goguen &amp; Linde, 1993, 155)</text:p>
                            </text:list-item>
                          </text:list>
                        </text:list-item>
                        <text:list-item>
                          <text:p text:style-name="P1">Partnership</text:p>
                          <text:list>
                            <text:list-item>
                              <text:p text:style-name="P1">Get participant and interviewer watching and discussing work practice</text:p>
                            </text:list-item>
                            <text:list-item>
                              <text:p text:style-name="P1">Introduce design ideas immediately</text:p>
                            </text:list-item>
                          </text:list>
                        </text:list-item>
                        <text:list-item>
                          <text:p text:style-name="P1">Interpretation (with the participant)</text:p>
                          <text:list>
                            <text:list-item>
                              <text:p text:style-name="P1">Facts alone do not allow for design decisions</text:p>
                              <text:list>
                                <text:list-item>
                                  <text:p text:style-name="P1">Fact → hypothesis → implication → design idea</text:p>
                                </text:list-item>
                              </text:list>
                            </text:list-item>
                            <text:list-item>
                              <text:p text:style-name="P1">Check interpretations with the participant</text:p>
                            </text:list-item>
                            <text:list-item>
                              <text:p text:style-name="P1">State interpretations instead of asking open-ended questions</text:p>
                            </text:list-item>
                            <text:list-item>
                              <text:p text:style-name="P1">Ethnomethodology (Goguen &amp; Linde, 1993)</text:p>
                              <text:list>
                                <text:list-item>
                                  <text:p text:style-name="P1">Social order is an ongoing creation of the participants</text:p>
                                </text:list-item>
                                <text:list-item>
                                  <text:p text:style-name="P1">Do not come to the data with a predetermined coding scheme</text:p>
                                </text:list-item>
                                <text:list-item>
                                  <text:p text:style-name="P1">Investigators use the same sense-making activities as participants; which suggests a model similar to apprenticeship</text:p>
                                </text:list-item>
                              </text:list>
                            </text:list-item>
                            <text:list-item>
                              <text:p text:style-name="P1">Breakdowns/contradictions</text:p>
                              <text:list>
                                <text:list-item>
                                  <text:p text:style-name="P1">Between activity systems (quaternary)</text:p>
                                </text:list-item>
                                <text:list-item>
                                  <text:p text:style-name="P1">Between nodes of the activity system (secondary)</text:p>
                                </text:list-item>
                                <text:list-item>
                                  <text:p text:style-name="P1">Within nodes of the activity system (primary)</text:p>
                                </text:list-item>
                              </text:list>
                            </text:list-item>
                          </text:list>
                        </text:list-item>
                        <text:list-item>
                          <text:p text:style-name="P1"><text:soft-page-break/>Focus</text:p>
                          <text:list>
                            <text:list-item>
                              <text:p text:style-name="P1">Defines the interviewer's point-of-view</text:p>
                            </text:list-item>
                            <text:list-item>
                              <text:p text:style-name="P1">Set deliberately to guide the interview</text:p>
                            </text:list-item>
                            <text:list-item>
                              <text:p text:style-name="P1">Assume every action and operation has a goal</text:p>
                            </text:list-item>
                            <text:list-item>
                              <text:p text:style-name="P1">Assume everything is new to you</text:p>
                            </text:list-item>
                            <text:list-item>
                              <text:p text:style-name="P1">Admit your ignorance</text:p>
                            </text:list-item>
                          </text:list>
                        </text:list-item>
                      </text:list>
                    </text:list-item>
                    <text:list-item>
                      <text:p text:style-name="P1">Contextual interview</text:p>
                      <text:list>
                        <text:list-item>
                          <text:p text:style-name="P1">Field interviewing method</text:p>
                        </text:list-item>
                        <text:list-item>
                          <text:p text:style-name="P1">10-20 individuals with varying roles in depth</text:p>
                          <text:list>
                            <text:list-item>
                              <text:p text:style-name="P1">Convenience sample</text:p>
                            </text:list-item>
                          </text:list>
                        </text:list-item>
                        <text:list-item>
                          <text:p text:style-name="P1">~1 hour</text:p>
                        </text:list-item>
                        <text:list-item>
                          <text:p text:style-name="P1">Use artifacts to discuss work over time (retrospective account)</text:p>
                          <text:list>
                            <text:list-item>
                              <text:p text:style-name="P1">Listen for steps that were left out</text:p>
                            </text:list-item>
                          </text:list>
                        </text:list-item>
                        <text:list-item>
                          <text:p text:style-name="P1">Craftsman/apprentice model: participant does work and talks about it while working</text:p>
                          <text:list>
                            <text:list-item>
                              <text:p text:style-name="P1">Artifacts at hand</text:p>
                              <text:list>
                                <text:list-item>
                                  <text:p text:style-name="P1">Trigger conversations about specific past events</text:p>
                                  <text:list>
                                    <text:list-item>
                                      <text:p text:style-name="P1">May ask participant to do it again, when appropriate</text:p>
                                    </text:list-item>
                                  </text:list>
                                </text:list-item>
                              </text:list>
                            </text:list-item>
                            <text:list-item>
                              <text:p text:style-name="P1">Forces discussion away from generalities</text:p>
                            </text:list-item>
                            <text:list-item>
                              <text:p text:style-name="P1">Externalizes actions, makes operations conscious</text:p>
                            </text:list-item>
                          </text:list>
                        </text:list-item>
                      </text:list>
                    </text:list-item>
                  </text:list>
                </text:list-item>
              </text:list>
            </text:list-item>
          </text:list>
        </text:list-item>
        <text:list-item>
          <text:p text:style-name="P1">Design</text:p>
          <text:list>
            <text:list-item>
              <text:p text:style-name="P1">Code review can be taught—reviewer ability is part of code review effectiveness (Kemerer &amp; Paulk, 2009)</text:p>
              <text:list>
                <text:list-item>
                  <text:p text:style-name="P1">Learning is tool-mediated</text:p>
                  <text:list>
                    <text:list-item>
                      <text:p text:style-name="P1">Tool can help build code review ability</text:p>
                    </text:list-item>
                  </text:list>
                </text:list-item>
              </text:list>
            </text:list-item>
            <text:list-item>
              <text:p text:style-name="P1">Research results</text:p>
              <text:list>
                <text:list-item>
                  <text:p text:style-name="P1">Contradiction: synchronous vs. asynchronous review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9T16:58:34</meta:creation-date>
    <dc:date>2010-08-27T14:46:16</dc:date>
    <dc:creator>Randy Souza</dc:creator>
    <meta:editing-duration>PT238H54M21S</meta:editing-duration>
    <meta:editing-cycles>637</meta:editing-cycles>
    <meta:generator>OpenOffice.org/3.2$Linux OpenOffice.org_project/320m12$Build-9483</meta:generator>
    <meta:document-statistic meta:table-count="0" meta:image-count="0" meta:object-count="0" meta:page-count="15" meta:paragraph-count="541" meta:word-count="5000" meta:character-count="31767"/>
  </office:meta>
</office:document-meta>
</file>